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4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Segoe U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Segoe U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0" table:default-cell-style-name="Default"/>
        <table:table-row table:style-name="ro1">
          <table:table-cell table:style-name="ce1"/>
          <table:table-cell office:value-type="string" calcext:value-type="string">
            <text:p>Baptiste</text:p>
          </table:table-cell>
          <table:table-cell office:value-type="string" calcext:value-type="string">
            <text:p>Benoît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Prateek</text:p>
          </table:table-cell>
          <table:table-cell office:value-type="string" calcext:value-type="string">
            <text:p>Mikaïl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final</text:p>
          </table:table-cell>
          <table:table-cell table:number-columns-repeated="2"/>
          <table:table-cell office:value-type="string" calcext:value-type="string">
            <text:p>v1</text:p>
          </table:table-cell>
        </table:table-row>
        <table:table-row table:style-name="ro1">
          <table:table-cell table:style-name="ce1" office:value-type="string" calcext:value-type="string">
            <text:p>GUI Applic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ogramm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pplication's 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me replay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repl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MCTS algorithm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est CAF on Window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TS general algorithm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,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MCTS algorithm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,5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TS applied to TicTacTo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MCTS algorithm on TicTacTo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TS applied to Connect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,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MCTS algorithm on Connect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TS <text:s/>applied to Arima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MCTS algorithm on Arimaa versus human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MCTS algorithm on Arimaa versus other AI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lement MCTS with Boost library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MTCS boo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lement MCTS with memory management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MCTS with memory managem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TS time test (statistics)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of MCTS tim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Convert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mplement the conver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the convert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parallelizatio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mplement CPU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CPU paralleliz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lement cluster parallelization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cluster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mplement GPU parallelization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GPU paralleliz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s on Grid5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s in depart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Reports and presentation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onception report first draf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eption report last draf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ML pag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ML page final ver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entat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ning assessment report first draft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al report first draf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nning assessment report last draf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al report last draf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ject presentati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eation of the CD of the applicatio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monstr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/00/0000</text:date>, <text:time style:data-style-name="N2" text:time-value="15:55:06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2:45.728000000</meta:creation-date>
    <dc:date>2014-12-10T18:44:30.523000000</dc:date>
    <meta:editing-duration>PT3H39M8S</meta:editing-duration>
    <meta:editing-cycles>31</meta:editing-cycles>
    <meta:generator>LibreOffice/4.2.5.2$Windows_x86 LibreOffice_project/61cb170a04bb1f12e77c884eab9192be736ec5f5</meta:generator>
    <meta:document-statistic meta:table-count="1" meta:cell-count="348" meta:object-count="0"/>
  </office:meta>
</office:document-meta>
</file>